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249pt"/>
    </style:style>
    <style:style style:name="co3" style:family="table-column">
      <style:table-column-properties fo:break-before="auto" style:column-width="265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6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15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Please rank how engaged you are in Stats 95 on a scale from 1 to 10.</text:p>
          </table:table-cell>
          <table:table-cell table:style-name="ce1" office:value-type="string" calcext:value-type="string">
            <text:p>Please rank how much you think you're learning in Stats 95 on a scale from 1 to 10.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4T18:42:17" calcext:value-type="date">
            <text:p>3/14/2013 18:42:1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2]-[.$E$2])^2" office:value-type="float" office:value="6.4009" calcext:value-type="float">
            <text:p>6.40</text:p>
          </table:table-cell>
          <table:table-cell table:formula="of:=ROUND(AVERAGE([.B2:.B236]);2)" office:value-type="float" office:value="7.47" calcext:value-type="float">
            <text:p>7.47</text:p>
          </table:table-cell>
          <table:table-cell office:value-type="string" calcext:value-type="string">
            <text:p>← mean (pop.)</text:p>
          </table:table-cell>
          <table:table-cell table:style-name="ce7"/>
          <table:table-cell table:number-columns-repeated="1017"/>
        </table:table-row>
        <table:table-row table:style-name="ro3">
          <table:table-cell table:style-name="ce2" office:value-type="date" office:date-value="2013-03-14T18:42:44" calcext:value-type="date">
            <text:p>3/14/2013 18:42:4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3]-[.$E$2])^2" office:value-type="float" office:value="6.4009" calcext:value-type="float">
            <text:p>6.40</text:p>
          </table:table-cell>
          <table:table-cell table:formula="of:=ROUND(AVERAGE([.D3:.D237]);2)" office:value-type="float" office:value="5.82" calcext:value-type="float">
            <text:p>5.82</text:p>
          </table:table-cell>
          <table:table-cell office:value-type="string" calcext:value-type="string">
            <text:p>← variance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3-03-14T18:42:58" calcext:value-type="date">
            <text:p>3/14/2013 18:42: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4]-[.$E$2])^2" office:value-type="float" office:value="0.2209" calcext:value-type="float">
            <text:p>0.22</text:p>
          </table:table-cell>
          <table:table-cell table:formula="of:=ROUND(SQRT([.E3]);2)" office:value-type="float" office:value="2.41" calcext:value-type="float">
            <text:p>2.41</text:p>
          </table:table-cell>
          <table:table-cell office:value-type="string" calcext:value-type="string">
            <text:p>← st.dev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3-03-14T18:43:15" calcext:value-type="date">
            <text:p>3/14/2013 18:43: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5]-[.$E$2])^2" office:value-type="float" office:value="0.2809" calcext:value-type="float">
            <text:p>0.28</text:p>
          </table:table-cell>
          <table:table-cell table:formula="of:=COUNT([.B2:.B236])" office:value-type="float" office:value="235" calcext:value-type="float">
            <text:p>235</text:p>
          </table:table-cell>
          <table:table-cell office:value-type="string" calcext:value-type="string">
            <text:p>← N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3-03-14T18:43:27" calcext:value-type="date">
            <text:p>3/14/2013 18:43:2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6]-[.$E$2])^2" office:value-type="float" office:value="2.3409" calcext:value-type="float">
            <text:p>2.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← n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3-03-14T18:44:21" calcext:value-type="date">
            <text:p>3/14/2013 18:44: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7]-[.$E$2])^2" office:value-type="float" office:value="6.4009" calcext:value-type="float">
            <text:p>6.4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← x-ba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3-03-14T18:44:50" calcext:value-type="date">
            <text:p>3/14/2013 18:44: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formula="of:=([.B8]-[.$E$2])^2" office:value-type="float" office:value="0.2809" calcext:value-type="float">
            <text:p>0.28</text:p>
          </table:table-cell>
          <table:table-cell table:formula="of:=ROUND([.E4]/SQRT([.E6]);2)" office:value-type="float" office:value="0.34" calcext:value-type="float">
            <text:p>0.34</text:p>
          </table:table-cell>
          <table:table-cell office:value-type="string" calcext:value-type="string">
            <text:p>← SE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3-03-14T18:45:40" calcext:value-type="date">
            <text:p>3/14/2013 18:45: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([.B9]-[.$E$2])^2" office:value-type="float" office:value="41.8609" calcext:value-type="float">
            <text:p>41.86</text:p>
          </table:table-cell>
          <table:table-cell table:formula="of:=ROUND(([.E7]-[.E2])/[.E8];2)" office:value-type="float" office:value="2.44" calcext:value-type="float">
            <text:p>2.44</text:p>
          </table:table-cell>
          <table:table-cell office:value-type="string" calcext:value-type="string">
            <text:p>← Z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13-03-14T18:45:48" calcext:value-type="date">
            <text:p>3/14/2013 18:45:4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0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6:08" calcext:value-type="date">
            <text:p>3/14/2013 18:46: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([.B1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6:09" calcext:value-type="date">
            <text:p>3/14/2013 18:46:0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12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6:23" calcext:value-type="date">
            <text:p>3/14/2013 18:46: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.5</text:p>
          </table:table-cell>
          <table:table-cell table:formula="of:=([.B1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6:43" calcext:value-type="date">
            <text:p>3/14/2013 18:46:4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([.B14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6:45" calcext:value-type="date">
            <text:p>3/14/2013 18:46:4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5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7:07" calcext:value-type="date">
            <text:p>3/14/2013 18:47: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16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7:22.999999" calcext:value-type="date">
            <text:p>3/14/2013 18:47: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formula="of:=([.B17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7:38.999999" calcext:value-type="date">
            <text:p>3/14/2013 18:47:3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8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8:47" calcext:value-type="date">
            <text:p>3/14/2013 18:48: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formula="of:=([.B19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49:18" calcext:value-type="date">
            <text:p>3/14/2013 18:49: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formula="of:=([.B20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0:51" calcext:value-type="date">
            <text:p>3/14/2013 18:50:5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2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0:57" calcext:value-type="date">
            <text:p>3/14/2013 18:50: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22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1:40" calcext:value-type="date">
            <text:p>3/14/2013 18:51:4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23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1:55" calcext:value-type="date">
            <text:p>3/14/2013 18:51: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([.B24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4:16" calcext:value-type="date">
            <text:p>3/14/2013 18:54: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formula="of:=([.B25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4:59" calcext:value-type="date">
            <text:p>3/14/2013 18:54:5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26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5:56" calcext:value-type="date">
            <text:p>3/14/2013 18:55: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([.B27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7:40" calcext:value-type="date">
            <text:p>3/14/2013 18:57:4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formula="of:=([.B28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8:57:54" calcext:value-type="date">
            <text:p>3/14/2013 18:57: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29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00:22" calcext:value-type="date">
            <text:p>3/14/2013 19:00: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formula="of:=([.B30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02:03" calcext:value-type="date">
            <text:p>3/14/2013 19:02: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([.B31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03:06.999999" calcext:value-type="date">
            <text:p>3/14/2013 19:03: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([.B3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03:57" calcext:value-type="date">
            <text:p>3/14/2013 19:03: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formula="of:=([.B33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0:21" calcext:value-type="date">
            <text:p>3/14/2013 19:10: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formula="of:=([.B34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0:24" calcext:value-type="date">
            <text:p>3/14/2013 19:10: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([.B35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0:34" calcext:value-type="date">
            <text:p>3/14/2013 19:10: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formula="of:=([.B36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2:22.999999" calcext:value-type="date">
            <text:p>3/14/2013 19:12: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37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2:54" calcext:value-type="date">
            <text:p>3/14/2013 19:12: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([.B38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18:38" calcext:value-type="date">
            <text:p>3/14/2013 19:18:3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39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20:41" calcext:value-type="date">
            <text:p>3/14/2013 19:20: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4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29:48" calcext:value-type="date">
            <text:p>3/14/2013 19:29: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41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31:14" calcext:value-type="date">
            <text:p>3/14/2013 19:31: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4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33:12" calcext:value-type="date">
            <text:p>3/14/2013 19:33: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formula="of:=([.B43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36:06" calcext:value-type="date">
            <text:p>3/14/2013 19:36: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([.B44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39:23" calcext:value-type="date">
            <text:p>3/14/2013 19:39:2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4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39:45" calcext:value-type="date">
            <text:p>3/14/2013 19:39: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4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0:28" calcext:value-type="date">
            <text:p>3/14/2013 19:40:2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4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2:32" calcext:value-type="date">
            <text:p>3/14/2013 19:42: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formula="of:=([.B48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5:57" calcext:value-type="date">
            <text:p>3/14/2013 19:45: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formula="of:=([.B49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6:47" calcext:value-type="date">
            <text:p>3/14/2013 19:46: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([.B5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7:08" calcext:value-type="date">
            <text:p>3/14/2013 19:47:0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formula="of:=([.B51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7:38" calcext:value-type="date">
            <text:p>3/14/2013 19:47: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52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7:49" calcext:value-type="date">
            <text:p>3/14/2013 19:47: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53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49:54" calcext:value-type="date">
            <text:p>3/14/2013 19:49: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([.B54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19:52:26" calcext:value-type="date">
            <text:p>3/14/2013 19:52: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5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20:43" calcext:value-type="date">
            <text:p>3/14/2013 20:20:4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5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21:47" calcext:value-type="date">
            <text:p>3/14/2013 20:21: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5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01:23" calcext:value-type="date">
            <text:p>3/14/2013 20:01:2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58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01:54" calcext:value-type="date">
            <text:p>3/14/2013 20:01: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formula="of:=([.B59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02:21" calcext:value-type="date">
            <text:p>3/14/2013 20:02: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formula="of:=([.B60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03:06" calcext:value-type="date">
            <text:p>3/14/2013 20:03: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formula="of:=([.B61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06:37" calcext:value-type="date">
            <text:p>3/14/2013 20:06: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formula="of:=([.B6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0:23" calcext:value-type="date">
            <text:p>3/14/2013 20:10: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formula="of:=([.B63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1:22.000001" calcext:value-type="date">
            <text:p>3/14/2013 20:11: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formula="of:=([.B64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1:52.000001" calcext:value-type="date">
            <text:p>3/14/2013 20:11:5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65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3:09" calcext:value-type="date">
            <text:p>3/14/2013 20:13: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formula="of:=([.B66]-[.$E$2])^2" office:value-type="float" office:value="12.0409" calcext:value-type="float">
            <text:p>12.0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6:22" calcext:value-type="date">
            <text:p>3/14/2013 20:16:2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67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16:22" calcext:value-type="date">
            <text:p>3/14/2013 20:16: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68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23:21" calcext:value-type="date">
            <text:p>3/14/2013 20:23: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69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45:03" calcext:value-type="date">
            <text:p>3/14/2013 20:45:0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70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51:03" calcext:value-type="date">
            <text:p>3/14/2013 20:51: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([.B71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0:51:34" calcext:value-type="date">
            <text:p>3/14/2013 20:51:3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72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06:07" calcext:value-type="date">
            <text:p>3/14/2013 21:06: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7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07:22" calcext:value-type="date">
            <text:p>3/14/2013 21:07: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formula="of:=([.B7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08:02" calcext:value-type="date">
            <text:p>3/14/2013 21:08: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formula="of:=([.B75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11:08" calcext:value-type="date">
            <text:p>3/14/2013 21:11:0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7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12:20" calcext:value-type="date">
            <text:p>3/14/2013 21:12: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7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15:45" calcext:value-type="date">
            <text:p>3/14/2013 21:15:4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78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17:58" calcext:value-type="date">
            <text:p>3/14/2013 21:17: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([.B7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19:58" calcext:value-type="date">
            <text:p>3/14/2013 21:19: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8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52:21" calcext:value-type="date">
            <text:p>3/14/2013 21:52: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8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52:46" calcext:value-type="date">
            <text:p>3/14/2013 21:52:4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8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1:56:32" calcext:value-type="date">
            <text:p>3/14/2013 21:56:3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8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00:38" calcext:value-type="date">
            <text:p>3/14/2013 22:00: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([.B84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00:46" calcext:value-type="date">
            <text:p>3/14/2013 22:00: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formula="of:=([.B85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01:20" calcext:value-type="date">
            <text:p>3/14/2013 22:01: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([.B86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01:40" calcext:value-type="date">
            <text:p>3/14/2013 22:01: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([.B87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06:03" calcext:value-type="date">
            <text:p>3/14/2013 22:06: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88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13:09" calcext:value-type="date">
            <text:p>3/14/2013 22:13: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89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50:01" calcext:value-type="date">
            <text:p>3/14/2013 22:50: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formula="of:=([.B90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50:03" calcext:value-type="date">
            <text:p>3/14/2013 22:50: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9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52:47" calcext:value-type="date">
            <text:p>3/14/2013 22:52: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([.B92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2:57:06.999999" calcext:value-type="date">
            <text:p>3/14/2013 22:57:0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93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02:11" calcext:value-type="date">
            <text:p>3/14/2013 23:02: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formula="of:=([.B94]-[.$E$2])^2" office:value-type="float" office:value="19.9809" calcext:value-type="float">
            <text:p>19.9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07:30" calcext:value-type="date">
            <text:p>3/14/2013 23:07: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formula="of:=([.B95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17:27" calcext:value-type="date">
            <text:p>3/14/2013 23:17:2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96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20:39" calcext:value-type="date">
            <text:p>3/14/2013 23:20: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formula="of:=([.B9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23:35" calcext:value-type="date">
            <text:p>3/14/2013 23:23:3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98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24:37" calcext:value-type="date">
            <text:p>3/14/2013 23:24: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9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24:58" calcext:value-type="date">
            <text:p>3/14/2013 23:24: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0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37:02" calcext:value-type="date">
            <text:p>3/14/2013 23:37: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0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38:27" calcext:value-type="date">
            <text:p>3/14/2013 23:38: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0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38:50" calcext:value-type="date">
            <text:p>3/14/2013 23:38:5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03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42:40" calcext:value-type="date">
            <text:p>3/14/2013 23:42: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formula="of:=([.B104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42:59" calcext:value-type="date">
            <text:p>3/14/2013 23:42: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05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45:27" calcext:value-type="date">
            <text:p>3/14/2013 23:45: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formula="of:=([.B10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46:40" calcext:value-type="date">
            <text:p>3/14/2013 23:46: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07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52:46" calcext:value-type="date">
            <text:p>3/14/2013 23:52: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formula="of:=([.B108]-[.$E$2])^2" office:value-type="float" office:value="12.0409" calcext:value-type="float">
            <text:p>12.0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4T23:57:41" calcext:value-type="date">
            <text:p>3/14/2013 23:57: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0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00:54" calcext:value-type="date">
            <text:p>3/15/2013 0:00:5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10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01:19" calcext:value-type="date">
            <text:p>3/15/2013 0:01: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11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01:36" calcext:value-type="date">
            <text:p>3/15/2013 0:01: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([.B11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03:20" calcext:value-type="date">
            <text:p>3/15/2013 0:03: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([.B113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07:52" calcext:value-type="date">
            <text:p>3/15/2013 0:07:5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14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24:11" calcext:value-type="date">
            <text:p>3/15/2013 0:24: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([.B115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26:09" calcext:value-type="date">
            <text:p>3/15/2013 0:26: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formula="of:=([.B11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26:24" calcext:value-type="date">
            <text:p>3/15/2013 0:26: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1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28:32" calcext:value-type="date">
            <text:p>3/15/2013 0:28:3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18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30:35" calcext:value-type="date">
            <text:p>3/15/2013 0:30:3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([.B119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51:39" calcext:value-type="date">
            <text:p>3/15/2013 0:51:3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20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53:29" calcext:value-type="date">
            <text:p>3/15/2013 0:53: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formula="of:=([.B121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0:57:03" calcext:value-type="date">
            <text:p>3/15/2013 0:57: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2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03:26" calcext:value-type="date">
            <text:p>3/15/2013 1:03: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23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03:54" calcext:value-type="date">
            <text:p>3/15/2013 1:03: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24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08:44" calcext:value-type="date">
            <text:p>3/15/2013 1:08:4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2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11:18" calcext:value-type="date">
            <text:p>3/15/2013 1:11:1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26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14:29" calcext:value-type="date">
            <text:p>3/15/2013 1:14: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27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17:39" calcext:value-type="date">
            <text:p>3/15/2013 1:17: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28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25:57" calcext:value-type="date">
            <text:p>3/15/2013 1:25: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formula="of:=([.B12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40:23" calcext:value-type="date">
            <text:p>3/15/2013 1:40:2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30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48:41" calcext:value-type="date">
            <text:p>3/15/2013 1:48:4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([.B131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57:57" calcext:value-type="date">
            <text:p>3/15/2013 1:57: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3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07:25.000001" calcext:value-type="date">
            <text:p>3/15/2013 2:07: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133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14:02" calcext:value-type="date">
            <text:p>3/15/2013 2:14:0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3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16:12" calcext:value-type="date">
            <text:p>3/15/2013 2:16: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formula="of:=([.B135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20:56" calcext:value-type="date">
            <text:p>3/15/2013 2:20: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formula="of:=([.B136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21:32" calcext:value-type="date">
            <text:p>3/15/2013 2:21: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13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23:39" calcext:value-type="date">
            <text:p>3/15/2013 2:23: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38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39:13" calcext:value-type="date">
            <text:p>3/15/2013 2:39: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([.B13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41:12" calcext:value-type="date">
            <text:p>3/15/2013 2:41: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4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56:36.000001" calcext:value-type="date">
            <text:p>3/15/2013 2:56: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([.B141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2:58:13" calcext:value-type="date">
            <text:p>3/15/2013 2:58: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42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03:51" calcext:value-type="date">
            <text:p>3/15/2013 3:03: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([.B143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11:06" calcext:value-type="date">
            <text:p>3/15/2013 3:11:0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4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13:52" calcext:value-type="date">
            <text:p>3/15/2013 3:13: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formula="of:=([.B145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38:10" calcext:value-type="date">
            <text:p>3/15/2013 3:38: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4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43:34" calcext:value-type="date">
            <text:p>3/15/2013 3:43:3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47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44:23" calcext:value-type="date">
            <text:p>3/15/2013 3:44: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([.B148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3:54:32" calcext:value-type="date">
            <text:p>3/15/2013 3:54: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4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4:18:04.999999" calcext:value-type="date">
            <text:p>3/15/2013 4:18: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50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4:20:41" calcext:value-type="date">
            <text:p>3/15/2013 4:20:4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5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35:32" calcext:value-type="date">
            <text:p>3/15/2013 1:35: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5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1:36:48" calcext:value-type="date">
            <text:p>3/15/2013 1:36:4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53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4:45:54" calcext:value-type="date">
            <text:p>3/15/2013 4:45:5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formula="of:=([.B154]-[.$E$2])^2" office:value-type="float" office:value="19.9809" calcext:value-type="float">
            <text:p>19.9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4:47:44.999999" calcext:value-type="date">
            <text:p>3/15/2013 4:47: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formula="of:=([.B155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4:50:17" calcext:value-type="date">
            <text:p>3/15/2013 4:50:1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5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02:56" calcext:value-type="date">
            <text:p>3/15/2013 5:02: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([.B157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09:25" calcext:value-type="date">
            <text:p>3/15/2013 5:09: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58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0:31" calcext:value-type="date">
            <text:p>3/15/2013 5:50:3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59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2:18" calcext:value-type="date">
            <text:p>3/15/2013 5:52: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([.B160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4:24" calcext:value-type="date">
            <text:p>3/15/2013 5:54:2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61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4:34" calcext:value-type="date">
            <text:p>3/15/2013 5:54:3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6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8:42" calcext:value-type="date">
            <text:p>3/15/2013 5:58: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([.B163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5:59:52.000001" calcext:value-type="date">
            <text:p>3/15/2013 5:59:5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64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10:15" calcext:value-type="date">
            <text:p>3/15/2013 6:10: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6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11:18" calcext:value-type="date">
            <text:p>3/15/2013 6:11: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6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14:53" calcext:value-type="date">
            <text:p>3/15/2013 6:14: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([.B167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17:43" calcext:value-type="date">
            <text:p>3/15/2013 6:17: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([.B168]-[.$E$2])^2" office:value-type="float" office:value="19.9809" calcext:value-type="float">
            <text:p>19.9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36:04" calcext:value-type="date">
            <text:p>3/15/2013 6:36:0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([.B169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6:52:44" calcext:value-type="date">
            <text:p>3/15/2013 6:52: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170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05:57.999999" calcext:value-type="date">
            <text:p>3/15/2013 7:05: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71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16:16" calcext:value-type="date">
            <text:p>3/15/2013 7:16: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72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18:11" calcext:value-type="date">
            <text:p>3/15/2013 7:18: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formula="of:=([.B173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22:02" calcext:value-type="date">
            <text:p>3/15/2013 7:22: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7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35:24" calcext:value-type="date">
            <text:p>3/15/2013 7:35:2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7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36:05" calcext:value-type="date">
            <text:p>3/15/2013 7:36:0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76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45:23" calcext:value-type="date">
            <text:p>3/15/2013 7:45: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formula="of:=([.B177]-[.$E$2])^2" office:value-type="float" office:value="41.8609" calcext:value-type="float">
            <text:p>41.8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7:59:31" calcext:value-type="date">
            <text:p>3/15/2013 7:59: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78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00:39" calcext:value-type="date">
            <text:p>3/15/2013 8:00:3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79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06:08" calcext:value-type="date">
            <text:p>3/15/2013 8:06: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[.B180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32:08" calcext:value-type="date">
            <text:p>3/15/2013 8:32: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181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45:59" calcext:value-type="date">
            <text:p>3/15/2013 8:45: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18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47:48" calcext:value-type="date">
            <text:p>3/15/2013 8:47:4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8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48:31" calcext:value-type="date">
            <text:p>3/15/2013 8:48: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([.B184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49:12.000001" calcext:value-type="date">
            <text:p>3/15/2013 8:49: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85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8:49:13" calcext:value-type="date">
            <text:p>3/15/2013 8:49:1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8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08:40" calcext:value-type="date">
            <text:p>3/15/2013 9:08: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87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18:04" calcext:value-type="date">
            <text:p>3/15/2013 9:18:0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88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22:45" calcext:value-type="date">
            <text:p>3/15/2013 9:22: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([.B189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25:17" calcext:value-type="date">
            <text:p>3/15/2013 9:25:1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19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25:46" calcext:value-type="date">
            <text:p>3/15/2013 9:25: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formula="of:=([.B191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35:57" calcext:value-type="date">
            <text:p>3/15/2013 9:35:5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192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44:20" calcext:value-type="date">
            <text:p>3/15/2013 9:44: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([.B193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09:47:10" calcext:value-type="date">
            <text:p>3/15/2013 9:47: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19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0:16:36" calcext:value-type="date">
            <text:p>3/15/2013 10:16: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([.B19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0:18:47" calcext:value-type="date">
            <text:p>3/15/2013 10:18:4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9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0:23:02" calcext:value-type="date">
            <text:p>3/15/2013 10:23: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197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0:40:09" calcext:value-type="date">
            <text:p>3/15/2013 10:40:0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198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1:36:22" calcext:value-type="date">
            <text:p>3/15/2013 11:36: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formula="of:=([.B199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1:37:46" calcext:value-type="date">
            <text:p>3/15/2013 11:37: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formula="of:=([.B20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1:44:29" calcext:value-type="date">
            <text:p>3/15/2013 11:44: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formula="of:=([.B201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1:55:21" calcext:value-type="date">
            <text:p>3/15/2013 11:55: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formula="of:=([.B202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2:05:51" calcext:value-type="date">
            <text:p>3/15/2013 12:05: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203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2:33:38" calcext:value-type="date">
            <text:p>3/15/2013 12:33:3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20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2:40:29" calcext:value-type="date">
            <text:p>3/15/2013 12:40: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formula="of:=([.B205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2:40:33" calcext:value-type="date">
            <text:p>3/15/2013 12:40: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0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2:42:42" calcext:value-type="date">
            <text:p>3/15/2013 12:42: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20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3:06:12" calcext:value-type="date">
            <text:p>3/15/2013 13:06: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formula="of:=([.B208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3:18:12" calcext:value-type="date">
            <text:p>3/15/2013 13:18: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formula="of:=([.B209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3:56:21" calcext:value-type="date">
            <text:p>3/15/2013 13:56: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210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4:02:42" calcext:value-type="date">
            <text:p>3/15/2013 14:02: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([.B211]-[.$E$2])^2" office:value-type="float" office:value="29.9209" calcext:value-type="float">
            <text:p>29.9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4:18:26" calcext:value-type="date">
            <text:p>3/15/2013 14:18: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formula="of:=([.B212]-[.$E$2])^2" office:value-type="float" office:value="6.4009" calcext:value-type="float">
            <text:p>6.4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4:49:12.000001" calcext:value-type="date">
            <text:p>3/15/2013 14:49: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21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5:06:42" calcext:value-type="date">
            <text:p>3/15/2013 15:06:4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21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6:19:21" calcext:value-type="date">
            <text:p>3/15/2013 16:19:2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formula="of:=([.B215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6:26:32" calcext:value-type="date">
            <text:p>3/15/2013 16:26:3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([.B216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8:32:27" calcext:value-type="date">
            <text:p>3/15/2013 18:32: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21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19:47:09" calcext:value-type="date">
            <text:p>3/15/2013 19:47:0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7" calcext:value-type="float">
            <text:p>8.7</text:p>
          </table:table-cell>
          <table:table-cell table:formula="of:=([.B218]-[.$E$2])^2" office:value-type="float" office:value="0.000900000000000015" calcext:value-type="float">
            <text:p>0.0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0:26:54" calcext:value-type="date">
            <text:p>3/15/2013 20:26: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19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0:38:06" calcext:value-type="date">
            <text:p>3/15/2013 20:38: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formula="of:=([.B220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0:54:30" calcext:value-type="date">
            <text:p>3/15/2013 20:54: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formula="of:=([.B22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1:50:44" calcext:value-type="date">
            <text:p>3/15/2013 21:50: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formula="of:=([.B222]-[.$E$2])^2" office:value-type="float" office:value="6.1009" calcext:value-type="float">
            <text:p>6.10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2:22:41.999999" calcext:value-type="date">
            <text:p>3/15/2013 22:22:4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formula="of:=([.B223]-[.$E$2])^2" office:value-type="float" office:value="0.2209" calcext:value-type="float">
            <text:p>0.22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5T22:42:38" calcext:value-type="date">
            <text:p>3/15/2013 22:42: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24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1:52:29" calcext:value-type="date">
            <text:p>3/16/2013 1:52: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([.B225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2:51:40" calcext:value-type="date">
            <text:p>3/16/2013 2:51: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formula="of:=([.B226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3:00:07" calcext:value-type="date">
            <text:p>3/16/2013 3:00: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27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7:57:09.999999" calcext:value-type="date">
            <text:p>3/16/2013 7:57: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formula="of:=([.B228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8:12:21" calcext:value-type="date">
            <text:p>3/16/2013 8:12: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229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8:34:39" calcext:value-type="date">
            <text:p>3/16/2013 8:34: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30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9:19:08" calcext:value-type="date">
            <text:p>3/16/2013 9:19:0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formula="of:=([.B231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9:26:51" calcext:value-type="date">
            <text:p>3/16/2013 9:26:5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formula="of:=([.B232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09:53:03" calcext:value-type="date">
            <text:p>3/16/2013 9:53: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([.B233]-[.$E$2])^2" office:value-type="float" office:value="2.3409" calcext:value-type="float">
            <text:p>2.34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10:16:19" calcext:value-type="date">
            <text:p>3/16/2013 10:16: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formula="of:=([.B234]-[.$E$2])^2" office:value-type="float" office:value="0.2809" calcext:value-type="float">
            <text:p>0.28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10:20:38" calcext:value-type="date">
            <text:p>3/16/2013 10:20:3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formula="of:=([.B235]-[.$E$2])^2" office:value-type="float" office:value="2.1609" calcext:value-type="float">
            <text:p>2.16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13-03-16T13:02:30.999999" calcext:value-type="date">
            <text:p>3/16/2013 13:02: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formula="of:=([.B236]-[.$E$2])^2" office:value-type="float" office:value="19.9809" calcext:value-type="float">
            <text:p>19.98</text:p>
          </table:table-cell>
          <table:table-cell table:number-columns-repeated="1020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 style:data-style-name="N2" text:time-value="17:40:57.180798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7T18:47:51.943562479</dc:date>
    <dc:creator>Sudaraka Wijesinghe</dc:creator>
    <meta:editing-duration>PT36M31S</meta:editing-duration>
    <meta:editing-cycles>7</meta:editing-cycles>
    <meta:document-statistic meta:table-count="1" meta:cell-count="959" meta:object-count="0"/>
  </office:meta>
</office:document-meta>
</file>